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end" style:justify-single-word="false" style:snap-to-layout-grid="false"/>
      <style:text-properties style:font-name="LegacySanITCBoo" fo:font-size="13pt" officeooo:rsid="0007c84f" officeooo:paragraph-rsid="0007c84f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0.564cm" fo:text-align="center" style:justify-single-word="false" style:snap-to-layout-grid="false"/>
      <style:text-properties style:font-name="LegacySanITCBoo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style:font-size-asian="8pt" style:font-size-complex="8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c84f" officeooo:paragraph-rsid="0007c84f" style:font-size-asian="7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0.5pt" officeooo:rsid="0007c84f" officeooo:paragraph-rsid="0007c84f" style:font-size-asian="10.5pt" style:font-size-complex="10.5pt"/>
    </style:style>
    <style:style style:name="P22" style:family="paragraph" style:parent-style-name="Standard">
      <style:paragraph-properties fo:line-height="0.564cm" fo:text-align="justify" style:justify-single-word="false" style:snap-to-layout-grid="false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officeooo:rsid="0007e0cb" officeooo:paragraph-rsid="0007e0cb"/>
    </style:style>
    <style:style style:name="P24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" fo:font-size="13pt" fo:font-weight="bold" style:font-size-asian="13pt" style:font-weight-asian="bold" style:font-size-complex="13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13pt" officeooo:rsid="0007c84f" officeooo:paragraph-rsid="0007ebbb" style:font-size-asian="13pt" style:font-size-complex="13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bbb" officeooo:paragraph-rsid="0007ebbb" style:font-size-asian="7pt" style:font-size-complex="8pt"/>
    </style:style>
    <style:style style:name="P27" style:family="paragraph" style:parent-style-name="Heading_20_3">
      <style:text-properties style:font-name="LegacySanITCBoo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fo:font-size="8pt" officeooo:rsid="0007c84f" style:font-size-asian="7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officeooo:rsid="0007ebbb"/>
    </style:style>
    <style:style style:name="T5" style:family="text">
      <style:text-properties officeooo:rsid="0009b3a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3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26 d’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4">Activitats realitzades en l’empresa</text:p>
          </table:table-cell>
          <table:table-cell table:style-name="Taula2.A1" office:value-type="string">
            <text:p text:style-name="P15"/>
          </table:table-cell>
          <table:table-cell table:style-name="Taula2.A1" office:value-type="string">
            <text:p text:style-name="P15">Hores</text:p>
          </table:table-cell>
        </table:table-row>
        <table:table-row table:style-name="Taula2.2">
          <table:table-cell table:style-name="Taula2.A2" office:value-type="string">
            <text:p text:style-name="P16">Desarrollo del proyecto web Aura de Mallorca: <text:span text:style-name="T1">funcionalidad principal de reservas</text:span>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1">24h (3 dies)</text:p>
          </table:table-cell>
        </table:table-row>
        <table:table-row table:style-name="Taula2.2">
          <table:table-cell table:style-name="Taula2.A2" office:value-type="string">
            <text:p text:style-name="P19">Montaje de discos duros SSD a 3 equipos de la empresa, realizando tareas de sistemas de montaj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2">Inicialización del CMS Gestor de Traducciones propuesto por Homerti para proyecto y consumo.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7h</text:p>
          </table:table-cell>
        </table:table-row>
        <table:table-row table:style-name="Taula2.2">
          <table:table-cell table:style-name="Taula2.A2" office:value-type="string">
            <text:p text:style-name="P19">Desarrollo del sistema entero de CMS programando la funcionalidad principal de frontend y también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en backend del sistema de formulario de traducciones por páginas y secciones, haciéndos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correctamente su inserción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9">Finalización del CMS en su funcionalidad principal, optimizando código de forma segura con modos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19">de desarrollo y production, así como implementándolo en el proyecto web del ciclo también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7">Puliendo responsividad y minificación en la web del Hotel del proyecto, además de refactorización, <text:span text:style-name="T4">y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6">completado la realización de pagos con stripe, junto a todo el sistema de verificación de correo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5">8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3">79h</text:p>
          </table:table-cell>
        </table:table-row>
      </table:table>
      <text:h text:style-name="P27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3"><text:span text:style-name="T3">Aquestes 2 setmanes arribant a la mitat de les FCT han sigut molt productives y amb moltes tasques del projecte i de l’empresa, m’he</text:span> </text:p>
          </table:table-cell>
        </table:table-row>
        <table:table-row table:style-name="Taula3.1">
          <table:table-cell table:style-name="Taula3.A2" office:value-type="string">
            <text:p text:style-name="P18">integrat molt amb l’equip, conegut nous companys y treballat proactivament en equip, a més, he après noves formes de</text:p>
          </table:table-cell>
        </table:table-row>
        <table:table-row table:style-name="Taula3.1">
          <table:table-cell table:style-name="Taula3.A2" office:value-type="string">
            <text:p text:style-name="P20">programar web dels meus companys 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5">à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2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9b3a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/><text:span text:style-name="MT1">Fernando Gonz</text:span><text:span text:style-name="MT2">à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/>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4:52:03.891000000</dc:date>
    <meta:editing-cycles>9</meta:editing-cycles>
    <meta:editing-duration>P23DT22H55M57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1" meta:word-count="260" meta:character-count="1683" meta:non-whitespace-character-count="1456"/>
  </office:meta>
</office:document-meta>
</file>